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mm"/>
    </style:style>
    <style:style style:name="co2" style:family="table-column">
      <style:table-column-properties fo:break-before="auto" style:column-width="30.29mm"/>
    </style:style>
    <style:style style:name="co3" style:family="table-column">
      <style:table-column-properties fo:break-before="auto" style:column-width="9.5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6" table:default-cell-style-name="Default"/>
        <table:table-column table:style-name="co2" table:default-cell-style-name="Default"/>
        <table:table-column table:style-name="co3" table:number-columns-repeated="27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number-columns-repeated="2"/>
          <table:table-cell table:formula="of:=INDEX([.$A$1:.$Z$26];MATCH([.AC1];[.$A$1:.$A$26];0);MATCH([.AC2];[.$A$1:.$A$26];0))" office:value-type="string" office:string-value="T" calcext:value-type="string">
            <text:p>T</text:p>
          </table:table-cell>
          <table:table-cell table:formula="of:=INDEX([.$A$1:.$Z$26];MATCH([.AD1];[.$A$1:.$A$26];0);MATCH([.AD2];[.$A$1:.$A$26];0))" office:value-type="string" office:string-value="S" calcext:value-type="string">
            <text:p>S</text:p>
          </table:table-cell>
          <table:table-cell table:formula="of:=INDEX([.$A$1:.$Z$26];MATCH([.AE1];[.$A$1:.$A$26];0);MATCH([.AE2];[.$A$1:.$A$26];0))" office:value-type="string" office:string-value="V" calcext:value-type="string">
            <text:p>V</text:p>
          </table:table-cell>
          <table:table-cell table:formula="of:=INDEX([.$A$1:.$Z$26];MATCH([.AF1];[.$A$1:.$A$26];0);MATCH([.AF2];[.$A$1:.$A$26];0))" office:value-type="string" office:string-value="N" calcext:value-type="string">
            <text:p>N</text:p>
          </table:table-cell>
          <table:table-cell table:formula="of:=INDEX([.$A$1:.$Z$26];MATCH([.AG1];[.$A$1:.$A$26];0);MATCH([.AG2];[.$A$1:.$A$26];0))" office:value-type="string" office:string-value="N" calcext:value-type="string">
            <text:p>N</text:p>
          </table:table-cell>
          <table:table-cell table:formula="of:=INDEX([.$A$1:.$Z$26];MATCH([.AH1];[.$A$1:.$A$26];0);MATCH([.AH2];[.$A$1:.$A$26];0))" office:value-type="string" office:string-value="L" calcext:value-type="string">
            <text:p>L</text:p>
          </table:table-cell>
          <table:table-cell table:formula="of:=INDEX([.$A$1:.$Z$26];MATCH([.AI1];[.$A$1:.$A$26];0);MATCH([.AI2];[.$A$1:.$A$26];0))" office:value-type="string" office:string-value="" calcext:value-type="error">
            <text:p>#N/D</text:p>
          </table:table-cell>
          <table:table-cell table:formula="of:=INDEX([.$A$1:.$Z$26];MATCH([.AJ1];[.$A$1:.$A$26];0);MATCH([.AJ2];[.$A$1:.$A$26];0))" office:value-type="string" office:string-value="N" calcext:value-type="string">
            <text:p>N</text:p>
          </table:table-cell>
          <table:table-cell table:formula="of:=INDEX([.$A$1:.$Z$26];MATCH([.AK1];[.$A$1:.$A$26];0);MATCH([.AK2];[.$A$1:.$A$26];0))" office:value-type="string" office:string-value="Z" calcext:value-type="string">
            <text:p>Z</text:p>
          </table:table-cell>
          <table:table-cell table:formula="of:=INDEX([.$A$1:.$Z$26];MATCH([.AL1];[.$A$1:.$A$26];0);MATCH([.AL2];[.$A$1:.$A$26];0))" office:value-type="string" office:string-value="B" calcext:value-type="string">
            <text:p>B</text:p>
          </table:table-cell>
          <table:table-cell table:formula="of:=INDEX([.$A$1:.$Z$26];MATCH([.AM1];[.$A$1:.$A$26];0);MATCH([.AM2];[.$A$1:.$A$26];0))" office:value-type="string" office:string-value="J" calcext:value-type="string">
            <text:p>J</text:p>
          </table:table-cell>
          <table:table-cell table:formula="of:=INDEX([.$A$1:.$Z$26];MATCH([.AN1];[.$A$1:.$A$26];0);MATCH([.AN2];[.$A$1:.$A$26];0))" office:value-type="string" office:string-value="Y" calcext:value-type="string">
            <text:p>Y</text:p>
          </table:table-cell>
          <table:table-cell table:formula="of:=INDEX([.$A$1:.$Z$26];MATCH([.AO1];[.$A$1:.$A$26];0);MATCH([.AO2];[.$A$1:.$A$26];0))" office:value-type="string" office:string-value="" calcext:value-type="error">
            <text:p>#N/D</text:p>
          </table:table-cell>
          <table:table-cell table:formula="of:=INDEX([.$A$1:.$Z$26];MATCH([.AP1];[.$A$1:.$A$26];0);MATCH([.AP2];[.$A$1:.$A$26];0))" office:value-type="string" office:string-value="J" calcext:value-type="string">
            <text:p>J</text:p>
          </table:table-cell>
          <table:table-cell table:formula="of:=INDEX([.$A$1:.$Z$26];MATCH([.AQ1];[.$A$1:.$A$26];0);MATCH([.AQ2];[.$A$1:.$A$26];0))" office:value-type="string" office:string-value="" calcext:value-type="error">
            <text:p>#N/D</text:p>
          </table:table-cell>
          <table:table-cell table:formula="of:=INDEX([.$A$1:.$Z$26];MATCH([.AR1];[.$A$1:.$A$26];0);MATCH([.AR2];[.$A$1:.$A$26];0))" office:value-type="string" office:string-value="W" calcext:value-type="string">
            <text:p>W</text:p>
          </table:table-cell>
          <table:table-cell table:formula="of:=INDEX([.$A$1:.$Z$26];MATCH([.AS1];[.$A$1:.$A$26];0);MATCH([.AS2];[.$A$1:.$A$26];0))" office:value-type="string" office:string-value="Q" calcext:value-type="string">
            <text:p>Q</text:p>
          </table:table-cell>
          <table:table-cell table:formula="of:=INDEX([.$A$1:.$Z$26];MATCH([.AT1];[.$A$1:.$A$26];0);MATCH([.AT2];[.$A$1:.$A$26];0))" office:value-type="string" office:string-value="Z" calcext:value-type="string">
            <text:p>Z</text:p>
          </table:table-cell>
          <table:table-cell table:formula="of:=INDEX([.$A$1:.$Z$26];MATCH([.AU1];[.$A$1:.$A$26];0);MATCH([.AU2];[.$A$1:.$A$26];0))" office:value-type="string" office:string-value="X" calcext:value-type="string">
            <text:p>X</text:p>
          </table:table-cell>
          <table:table-cell table:formula="of:=INDEX([.$A$1:.$Z$26];MATCH([.AV1];[.$A$1:.$A$26];0);MATCH([.AV2];[.$A$1:.$A$26];0))" office:value-type="string" office:string-value="Q" calcext:value-type="string">
            <text:p>Q</text:p>
          </table:table-cell>
          <table:table-cell table:formula="of:=INDEX([.$A$1:.$Z$26];MATCH([.AW1];[.$A$1:.$A$26];0);MATCH([.AW2];[.$A$1:.$A$26];0))" office:value-type="string" office:string-value="W" calcext:value-type="string">
            <text:p>W</text:p>
          </table:table-cell>
          <table:table-cell table:formula="of:=INDEX([.$A$1:.$Z$26];MATCH([.AX1];[.$A$1:.$A$26];0);MATCH([.AX2];[.$A$1:.$A$26];0))" office:value-type="string" office:string-value="L" calcext:value-type="string">
            <text:p>L</text:p>
          </table:table-cell>
          <table:table-cell table:formula="of:=INDEX([.$A$1:.$Z$26];MATCH([.AY1];[.$A$1:.$A$26];0);MATCH([.AY2];[.$A$1:.$A$26];0))" office:value-type="string" office:string-value="T" calcext:value-type="string">
            <text:p>T</text:p>
          </table:table-cell>
          <table:table-cell table:formula="of:=INDEX([.$A$1:.$Z$26];MATCH([.AZ1];[.$A$1:.$A$26];0);MATCH([.AZ2];[.$A$1:.$A$26];0))" office:value-type="string" office:string-value="Q" calcext:value-type="string">
            <text:p>Q</text:p>
          </table:table-cell>
          <table:table-cell table:formula="of:=INDEX([.$A$1:.$Z$26];MATCH([.BA1];[.$A$1:.$A$26];0);MATCH([.BA2];[.$A$1:.$A$26];0))" office:value-type="string" office:string-value="K" calcext:value-type="string">
            <text:p>K</text:p>
          </table:table-cell>
          <table:table-cell table:formula="of:=INDEX([.$A$1:.$Z$26];MATCH([.BB1];[.$A$1:.$A$26];0);MATCH([.BB2];[.$A$1:.$A$26];0))" office:value-type="string" office:string-value="S" calcext:value-type="string">
            <text:p>S</text:p>
          </table:table-cell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number-columns-repeated="28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number-columns-repeated="28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number-columns-repeated="28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number-columns-repeated="28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28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/>
          <table:table-cell office:value-type="string" calcext:value-type="string">
            <text:p>klucz: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15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28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28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28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28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table:number-columns-repeated="13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table:number-columns-repeated="13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28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2"/>
          <table:table-cell office:value-type="string" calcext:value-type="string">
            <text:p>UZDMJLKUEKTYY</text:p>
          </table:table-cell>
          <table:table-cell table:number-columns-repeated="25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28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Y</text:p>
          </table:table-cell>
          <table:table-cell table:number-columns-repeated="13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13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2"/>
          <table:table-cell table:formula="of:=INDEX([.$A$1:.$Z$26];MATCH([.AC21];[.$A$1:.$A$26];0);MATCH([.AC22];[.$A$1:.$A$26];0))" office:value-type="string" office:string-value="E" calcext:value-type="string">
            <text:p>E</text:p>
          </table:table-cell>
          <table:table-cell table:formula="of:=INDEX([.$A$1:.$Z$26];MATCH([.AD21];[.$A$1:.$A$26];0);MATCH([.AD22];[.$A$1:.$A$26];0))" office:value-type="string" office:string-value="N" calcext:value-type="string">
            <text:p>N</text:p>
          </table:table-cell>
          <table:table-cell table:formula="of:=INDEX([.$A$1:.$Z$26];MATCH([.AE21];[.$A$1:.$A$26];0);MATCH([.AE22];[.$A$1:.$A$26];0))" office:value-type="string" office:string-value="G" calcext:value-type="string">
            <text:p>G</text:p>
          </table:table-cell>
          <table:table-cell table:formula="of:=INDEX([.$A$1:.$Z$26];MATCH([.AF21];[.$A$1:.$A$26];0);MATCH([.AF22];[.$A$1:.$A$26];0))" office:value-type="string" office:string-value="G" calcext:value-type="string">
            <text:p>G</text:p>
          </table:table-cell>
          <table:table-cell table:formula="of:=INDEX([.$A$1:.$Z$26];MATCH([.AG21];[.$A$1:.$A$26];0);MATCH([.AG22];[.$A$1:.$A$26];0))" office:value-type="string" office:string-value="S" calcext:value-type="string">
            <text:p>S</text:p>
          </table:table-cell>
          <table:table-cell table:formula="of:=INDEX([.$A$1:.$Z$26];MATCH([.AH21];[.$A$1:.$A$26];0);MATCH([.AH22];[.$A$1:.$A$26];0))" office:value-type="string" office:string-value="K" calcext:value-type="string">
            <text:p>K</text:p>
          </table:table-cell>
          <table:table-cell table:formula="of:=INDEX([.$A$1:.$Z$26];MATCH([.AI21];[.$A$1:.$A$26];0);MATCH([.AI22];[.$A$1:.$A$26];0))" office:value-type="string" office:string-value="U" calcext:value-type="string">
            <text:p>U</text:p>
          </table:table-cell>
          <table:table-cell table:formula="of:=INDEX([.$A$1:.$Z$26];MATCH([.AJ21];[.$A$1:.$A$26];0);MATCH([.AJ22];[.$A$1:.$A$26];0))" office:value-type="string" office:string-value="F" calcext:value-type="string">
            <text:p>F</text:p>
          </table:table-cell>
          <table:table-cell table:formula="of:=INDEX([.$A$1:.$Z$26];MATCH([.AK21];[.$A$1:.$A$26];0);MATCH([.AK22];[.$A$1:.$A$26];0))" office:value-type="string" office:string-value="E" calcext:value-type="string">
            <text:p>E</text:p>
          </table:table-cell>
          <table:table-cell table:formula="of:=INDEX([.$A$1:.$Z$26];MATCH([.AL21];[.$A$1:.$A$26];0);MATCH([.AL22];[.$A$1:.$A$26];0))" office:value-type="string" office:string-value="C" calcext:value-type="string">
            <text:p>C</text:p>
          </table:table-cell>
          <table:table-cell table:formula="of:=INDEX([.$A$1:.$Z$26];MATCH([.AM21];[.$A$1:.$A$26];0);MATCH([.AM22];[.$A$1:.$A$26];0))" office:value-type="string" office:string-value="T" calcext:value-type="string">
            <text:p>T</text:p>
          </table:table-cell>
          <table:table-cell table:formula="of:=INDEX([.$A$1:.$Z$26];MATCH([.AN21];[.$A$1:.$A$26];0);MATCH([.AN22];[.$A$1:.$A$26];0))" office:value-type="string" office:string-value="I" calcext:value-type="string">
            <text:p>I</text:p>
          </table:table-cell>
          <table:table-cell table:formula="of:=INDEX([.$A$1:.$Z$26];MATCH([.AO21];[.$A$1:.$A$26];0);MATCH([.AO22];[.$A$1:.$A$26];0))" office:value-type="string" office:string-value="M" calcext:value-type="string">
            <text:p>M</text:p>
          </table:table-cell>
          <table:table-cell table:number-columns-repeated="13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28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28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6"/>
          <table:table-cell office:value-type="string" calcext:value-type="string">
            <text:p>klasa ma jest ok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.00.0000</text:date>, <text:time style:data-style-name="N2" text:time-value="07:49:07.54481530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1:12:44.655030384</meta:creation-date>
    <dc:date>2019-02-27T07:53:41.412982712</dc:date>
    <meta:editing-duration>PT23M9S</meta:editing-duration>
    <meta:editing-cycles>6</meta:editing-cycles>
    <meta:generator>LibreOffice/6.0.7.3$Linux_X86_64 LibreOffice_project/00m0$Build-3</meta:generator>
    <meta:document-statistic meta:table-count="1" meta:cell-count="873" meta:object-count="0"/>
  </office:meta>
</office:document-meta>
</file>